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9pt" style:font-size-asian="9pt" style:font-size-complex="9pt"/>
    </style:style>
    <style:style style:name="P2" style:family="paragraph" style:parent-style-name="Preformatted_20_Text">
      <style:text-properties fo:font-size="9pt" officeooo:paragraph-rsid="0014985e" style:font-size-asian="9pt" style:font-size-complex="9pt"/>
    </style:style>
    <style:style style:name="T1" style:family="text">
      <style:text-properties officeooo:rsid="00152c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k Numbers:</text:p>
      <text:p text:style-name="P1"/>
      <text:p text:style-name="P1">D1 <text:s text:c="6"/>▇▇▇</text:p>
      <text:p text:style-name="P1">D2 <text:s text:c="5"/>▇▇▇▇▇</text:p>
      <text:p text:style-name="P1">D3 <text:s text:c="4"/>▇▇▇▇▇▇▇</text:p>
      <text:p text:style-name="P1">D4 <text:s text:c="3"/>▇▇▇▇▇▇▇▇▇</text:p>
      <text:p text:style-name="P1">D5 <text:s text:c="2"/>▇▇▇▇▇▇▇▇▇▇▇</text:p>
      <text:p text:style-name="P2">D6 <text:s/>▇▇▇▇▇▇▇▇▇▇▇▇▇</text:p>
      <text:p text:style-name="P1"/>
      <text:p text:style-name="P1">Tower Labels:</text:p>
      <text:p text:style-name="P1"/>
      <text:p text:style-name="P1"><text:s text:c="4"/>░ <text:s text:c="12"/>░ <text:s text:c="12"/>░</text:p>
      <text:p text:style-name="P1"><text:s text:c="4"/>░ <text:s text:c="12"/>░ <text:s text:c="12"/>░</text:p>
      <text:p text:style-name="P1"><text:s text:c="4"/>░ <text:s text:c="12"/>░ <text:s text:c="12"/>░</text:p>
      <text:p text:style-name="P1"><text:s text:c="4"/>░ <text:s text:c="12"/>░ <text:s text:c="12"/>░</text:p>
      <text:p text:style-name="P1"><text:s text:c="4"/>░ <text:s text:c="12"/>░ <text:s text:c="12"/>░</text:p>
      <text:p text:style-name="P1"><text:s text:c="4"/>░ <text:s text:c="12"/>░ <text:s text:c="12"/>░</text:p>
      <text:p text:style-name="P1"><text:s text:c="4"/>░ <text:s text:c="12"/>░ <text:s text:c="12"/>░</text:p>
      <text:p text:style-name="P1"><text:s text:c="3"/></text:p>
      <text:p text:style-name="P1"><text:s text:c="4"/>0 <text:s text:c="12"/>1 <text:s text:c="12"/>2</text:p>
      <text:p text:style-name="P1"/>
      <text:p text:style-name="P1">2 Disc Solution:</text:p>
      <text:p text:style-name="P1"/>
      <text:p text:style-name="P1">┌──────┬─────────────┬──────────────┐</text:p>
      <text:p text:style-name="P1">│ Step │ Disk Number │ <text:s text:c="3"/>Towers <text:s text:c="3"/>│</text:p>
      <text:p text:style-name="P1">├──────┼─────────────┼──────────────┤</text:p>
      <text:p text:style-name="P1">│ <text:s text:c="3"/>1 │ <text:s text:c="4"/>D1 <text:s text:c="5"/>│ <text:s text:c="3"/>0 -&gt; 1 <text:s text:c="3"/>│</text:p>
      <text:p text:style-name="P1">│ <text:s text:c="3"/>2 │ <text:s text:c="4"/>D2 <text:s text:c="5"/>│ <text:s text:c="3"/>0 -&gt; 2 <text:s text:c="3"/>│</text:p>
      <text:p text:style-name="P1">│ <text:s text:c="3"/>3 │ <text:s text:c="4"/>D1 <text:s text:c="5"/>│ <text:s text:c="3"/>1 -&gt; 2 <text:s text:c="3"/>│</text:p>
      <text:p text:style-name="P1">└──────┴─────────────┴──────────────┘</text:p>
      <text:p text:style-name="P1"/>
      <text:p text:style-name="P1">3 Disc Solution:</text:p>
      <text:p text:style-name="P1"/>
      <text:p text:style-name="P1">┌──────┬─────────────┬──────────────┐</text:p>
      <text:p text:style-name="P1">│ Step │ Disk Number │ <text:s text:c="3"/>Towers <text:s text:c="3"/>│</text:p>
      <text:p text:style-name="P1">├──────┼─────────────┼──────────────┤</text:p>
      <text:p text:style-name="P1">│ <text:s text:c="3"/>1 │ <text:s text:c="4"/>D1 <text:s text:c="5"/>│ <text:s text:c="3"/>0 -&gt; 2 <text:s text:c="3"/>│</text:p>
      <text:p text:style-name="P1">│ <text:s text:c="3"/>2 │ <text:s text:c="4"/>D2 <text:s text:c="5"/>│ <text:s text:c="3"/>0 -&gt; 1 <text:s text:c="3"/>│</text:p>
      <text:p text:style-name="P1">│ <text:s text:c="3"/>3 │ <text:s text:c="4"/>D1 <text:s text:c="5"/>│ <text:s text:c="3"/>2 -&gt; 1 <text:s text:c="3"/>│</text:p>
      <text:p text:style-name="P1">│ <text:s text:c="3"/>4 │ <text:s text:c="4"/>D <text:s text:c="6"/>│ <text:s text:c="5"/>-&gt; <text:s text:c="5"/>│</text:p>
      <text:p text:style-name="P1">│ <text:s text:c="3"/>5 │ <text:s text:c="4"/>D <text:s text:c="6"/>│ <text:s text:c="5"/>-&gt; <text:s text:c="5"/>│</text:p>
      <text:p text:style-name="P1">│ <text:s text:c="3"/>6 │ <text:s text:c="4"/>D <text:s text:c="6"/>│ <text:s text:c="5"/>-&gt; <text:s text:c="5"/>│</text:p>
      <text:p text:style-name="P1">│ <text:s text:c="3"/>7 │ <text:s text:c="4"/>D <text:s text:c="6"/>│ <text:s text:c="5"/>-&gt; <text:s text:c="5"/>│</text:p>
      <text:p text:style-name="P1">└──────┴─────────────┴──────────────┘</text:p>
      <text:p text:style-name="P1"/>
      <text:p text:style-name="P1">4 Disc Solution:</text:p>
      <text:p text:style-name="P1"/>
      <text:p text:style-name="P1">┌──────┬─────────────┬──────────────┐</text:p>
      <text:p text:style-name="P1">│ Step │ Disk Number │ <text:s text:c="3"/>Towers <text:s text:c="3"/>│</text:p>
      <text:p text:style-name="P1">├──────┼─────────────┼──────────────┤</text:p>
      <text:p text:style-name="P1">│ <text:s text:c="3"/>1 │ <text:s text:c="4"/>D1 <text:s text:c="5"/>│ <text:s text:c="3"/>0 -&gt; 1 <text:s text:c="3"/>│</text:p>
      <text:p text:style-name="P1">│ <text:s text:c="3"/>2 │ <text:s text:c="4"/>D2 <text:s text:c="5"/>│ <text:s text:c="3"/>0 -&gt; 2 <text:s text:c="3"/>│</text:p>
      <text:p text:style-name="P1">│ <text:s text:c="3"/>3 │ <text:s text:c="4"/>D1 <text:s text:c="5"/>│ <text:s text:c="3"/>1 -&gt; 2 <text:s text:c="3"/>│</text:p>
      <text:p text:style-name="P1">│ <text:s text:c="3"/>4 │ <text:s text:c="4"/>D <text:s text:c="6"/>│ <text:s text:c="5"/>-&gt; <text:s text:c="5"/>│</text:p>
      <text:p text:style-name="P1">│ <text:s text:c="3"/>5 │ <text:s text:c="4"/>D <text:s text:c="6"/>│ <text:s text:c="5"/>-&gt; <text:s text:c="5"/>│</text:p>
      <text:p text:style-name="P1">│ <text:s text:c="3"/>6 │ <text:s text:c="4"/>D <text:s text:c="6"/>│ <text:s text:c="5"/>-&gt; <text:s text:c="5"/>│</text:p>
      <text:p text:style-name="P1">│ <text:s text:c="3"/>7 │ <text:s text:c="4"/>D <text:s text:c="6"/>│ <text:s text:c="5"/>-&gt; <text:s text:c="5"/>│</text:p>
      <text:p text:style-name="P1">│ <text:s text:c="3"/>8 │ <text:s text:c="4"/>D <text:s text:c="6"/>│ <text:s text:c="5"/>-&gt; <text:s text:c="5"/>│</text:p>
      <text:p text:style-name="P1">│ <text:s text:c="3"/>9 │ <text:s text:c="4"/>D <text:s text:c="6"/>│ <text:s text:c="5"/>-&gt; <text:s text:c="5"/>│</text:p>
      <text:p text:style-name="P1">│ <text:s text:c="2"/>10 │ <text:s text:c="4"/>D <text:s text:c="6"/>│ <text:s text:c="5"/>-&gt; <text:s text:c="5"/>│</text:p>
      <text:p text:style-name="P1">│ <text:s text:c="2"/>11 │ <text:s text:c="4"/>D <text:s text:c="6"/>│ <text:s text:c="5"/>-&gt; <text:s text:c="5"/>│</text:p>
      <text:p text:style-name="P1">│ <text:s text:c="2"/>12 │ <text:s text:c="4"/>D <text:s text:c="6"/>│ <text:s text:c="5"/>-&gt; <text:s text:c="5"/>│</text:p>
      <text:p text:style-name="P1">│ <text:s text:c="2"/>13 │ <text:s text:c="4"/>D <text:s text:c="6"/>│ <text:s text:c="5"/>-&gt; <text:s text:c="5"/>│</text:p>
      <text:p text:style-name="P1">│ <text:s text:c="2"/>14 │ <text:s text:c="4"/>D <text:s text:c="6"/>│ <text:s text:c="5"/>-&gt; <text:s text:c="5"/>│</text:p>
      <text:p text:style-name="P1">│ <text:s text:c="2"/>15 │ <text:s text:c="4"/>D <text:s text:c="6"/>│ <text:s text:c="5"/>-&gt; <text:s text:c="5"/>│</text:p>
      <text:p text:style-name="P1">└──────┴─────────────┴──────────────┘</text:p>
      <text:p text:style-name="P1">5 Disc Solution:</text:p>
      <text:p text:style-name="P1"/>
      <text:p text:style-name="P1">┌──────┬─────────────┬──────────────┐</text:p>
      <text:p text:style-name="P1">│ Step │ Disk Number │ <text:s text:c="3"/>Towers <text:s text:c="3"/>│</text:p>
      <text:p text:style-name="P1">├──────┼─────────────┼──────────────┤</text:p>
      <text:p text:style-name="P1">│ <text:s text:c="3"/>1 │ <text:s text:c="4"/>D1 <text:s text:c="5"/>│ <text:s text:c="3"/>0 -&gt; <text:span text:style-name="T1">2</text:span> <text:s text:c="3"/>│</text:p>
      <text:p text:style-name="P1">│ <text:s text:c="3"/>2 │ <text:s text:c="4"/>D2 <text:s text:c="5"/>│ <text:s text:c="3"/>0 -&gt; <text:span text:style-name="T1">1</text:span> <text:s text:c="3"/>│</text:p>
      <text:p text:style-name="P1">│ <text:s text:c="3"/>3 │ <text:s text:c="4"/>D1 <text:s text:c="5"/>│ <text:s text:c="3"/><text:span text:style-name="T1">2</text:span> -&gt; <text:span text:style-name="T1">1</text:span> <text:s text:c="3"/>│</text:p>
      <text:p text:style-name="P1">│ <text:s text:c="3"/>4 │ <text:s text:c="4"/>D <text:s text:c="6"/>│ <text:s text:c="5"/>-&gt; <text:s text:c="5"/>│</text:p>
      <text:p text:style-name="P1">│ <text:s text:c="3"/>5 │ <text:s text:c="4"/>D <text:s text:c="6"/>│ <text:s text:c="5"/>-&gt; <text:s text:c="5"/>│</text:p>
      <text:p text:style-name="P1">│ <text:s text:c="3"/>6 │ <text:s text:c="4"/>D <text:s text:c="6"/>│ <text:s text:c="5"/>-&gt; <text:s text:c="5"/>│</text:p>
      <text:p text:style-name="P1">│ <text:s text:c="3"/>7 │ <text:s text:c="4"/>D <text:s text:c="6"/>│ <text:s text:c="5"/>-&gt; <text:s text:c="5"/>│</text:p>
      <text:p text:style-name="P1">│ <text:s text:c="3"/>8 │ <text:s text:c="4"/>D <text:s text:c="6"/>│ <text:s text:c="5"/>-&gt; <text:s text:c="5"/>│</text:p>
      <text:p text:style-name="P1">│ <text:s text:c="3"/>9 │ <text:s text:c="4"/>D <text:s text:c="6"/>│ <text:s text:c="5"/>-&gt; <text:s text:c="5"/>│</text:p>
      <text:p text:style-name="P1">│ <text:s text:c="2"/>10 │ <text:s text:c="4"/>D <text:s text:c="6"/>│ <text:s text:c="5"/>-&gt; <text:s text:c="5"/>│</text:p>
      <text:p text:style-name="P1">│ <text:s text:c="2"/>11 │ <text:s text:c="4"/>D <text:s text:c="6"/>│ <text:s text:c="5"/>-&gt; <text:s text:c="5"/>│</text:p>
      <text:p text:style-name="P1">│ <text:s text:c="2"/>12 │ <text:s text:c="4"/>D <text:s text:c="6"/>│ <text:s text:c="5"/>-&gt; <text:s text:c="5"/>│</text:p>
      <text:p text:style-name="P1">│ <text:s text:c="2"/>13 │ <text:s text:c="4"/>D <text:s text:c="6"/>│ <text:s text:c="5"/>-&gt; <text:s text:c="5"/>│</text:p>
      <text:p text:style-name="P1">│ <text:s text:c="2"/>14 │ <text:s text:c="4"/>D <text:s text:c="6"/>│ <text:s text:c="5"/>-&gt; <text:s text:c="5"/>│</text:p>
      <text:p text:style-name="P1">│ <text:s text:c="2"/>15 │ <text:s text:c="4"/>D <text:s text:c="6"/>│ <text:s text:c="5"/>-&gt; <text:s text:c="5"/>│</text:p>
      <text:p text:style-name="P1">│ <text:s text:c="2"/>16 │ <text:s text:c="4"/>D <text:s text:c="6"/>│ <text:s text:c="5"/>-&gt; <text:s text:c="5"/>│</text:p>
      <text:p text:style-name="P1">│ <text:s text:c="2"/>17 │ <text:s text:c="4"/>D <text:s text:c="6"/>│ <text:s text:c="5"/>-&gt; <text:s text:c="5"/>│</text:p>
      <text:p text:style-name="P1">│ <text:s text:c="2"/>18 │ <text:s text:c="4"/>D <text:s text:c="6"/>│ <text:s text:c="5"/>-&gt; <text:s text:c="5"/>│</text:p>
      <text:p text:style-name="P1">│ <text:s text:c="2"/>19 │ <text:s text:c="4"/>D <text:s text:c="6"/>│ <text:s text:c="5"/>-&gt; <text:s text:c="5"/>│</text:p>
      <text:p text:style-name="P1">│ <text:s text:c="2"/>20 │ <text:s text:c="4"/>D <text:s text:c="6"/>│ <text:s text:c="5"/>-&gt; <text:s text:c="5"/>│</text:p>
      <text:p text:style-name="P1">│ <text:s text:c="2"/>21 │ <text:s text:c="4"/>D <text:s text:c="6"/>│ <text:s text:c="5"/>-&gt; <text:s text:c="5"/>│</text:p>
      <text:p text:style-name="P1">│ <text:s text:c="2"/>22 │ <text:s text:c="4"/>D <text:s text:c="6"/>│ <text:s text:c="5"/>-&gt; <text:s text:c="5"/>│</text:p>
      <text:p text:style-name="P1">│ <text:s text:c="2"/>23 │ <text:s text:c="4"/>D <text:s text:c="6"/>│ <text:s text:c="5"/>-&gt; <text:s text:c="5"/>│</text:p>
      <text:p text:style-name="P1">│ <text:s text:c="2"/>24 │ <text:s text:c="4"/>D <text:s text:c="6"/>│ <text:s text:c="5"/>-&gt; <text:s text:c="5"/>│</text:p>
      <text:p text:style-name="P1">│ <text:s text:c="2"/>25 │ <text:s text:c="4"/>D <text:s text:c="6"/>│ <text:s text:c="5"/>-&gt; <text:s text:c="5"/>│</text:p>
      <text:p text:style-name="P1">│ <text:s text:c="2"/>26 │ <text:s text:c="4"/>D <text:s text:c="6"/>│ <text:s text:c="5"/>-&gt; <text:s text:c="5"/>│</text:p>
      <text:p text:style-name="P1">│ <text:s text:c="2"/>27 │ <text:s text:c="4"/>D <text:s text:c="6"/>│ <text:s text:c="5"/>-&gt; <text:s text:c="5"/>│</text:p>
      <text:p text:style-name="P1">│ <text:s text:c="2"/>28 │ <text:s text:c="4"/>D <text:s text:c="6"/>│ <text:s text:c="5"/>-&gt; <text:s text:c="5"/>│</text:p>
      <text:p text:style-name="P1">│ <text:s text:c="2"/>29 │ <text:s text:c="4"/>D <text:s text:c="6"/>│ <text:s text:c="5"/>-&gt; <text:s text:c="5"/>│</text:p>
      <text:p text:style-name="P1">│ <text:s text:c="2"/>30 │ <text:s text:c="4"/>D <text:s text:c="6"/>│ <text:s text:c="5"/>-&gt; <text:s text:c="5"/>│</text:p>
      <text:p text:style-name="P1">│ <text:s text:c="2"/>31 │ <text:s text:c="4"/>D <text:s text:c="6"/>│ <text:s text:c="5"/>-&gt; <text:s text:c="5"/>│</text:p>
      <text:p text:style-name="P1">└──────┴─────────────┴──────────────┘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05T12:26:24.802295638</dc:date>
    <meta:editing-duration>PT9M39S</meta:editing-duration>
    <meta:editing-cycles>8</meta:editing-cycles>
    <meta:generator>LibreOffice/24.8.3.2$Linux_X86_64 LibreOffice_project/480$Build-2</meta:generator>
    <meta:document-statistic meta:table-count="0" meta:image-count="0" meta:object-count="0" meta:page-count="1" meta:paragraph-count="93" meta:word-count="512" meta:character-count="3108" meta:non-whitespace-character-count="1216"/>
  </office:meta>
</office:document-meta>
</file>